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4f949b" officeooo:paragraph-rsid="004faeb3" style:font-weight-asian="normal" style:font-weight-complex="normal"/>
    </style:style>
    <style:style style:name="P2"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3" style:family="paragraph" style:parent-style-name="Standard">
      <style:paragraph-properties fo:text-align="justify" style:justify-single-word="false"/>
      <style:text-properties fo:font-weight="normal" officeooo:rsid="004f949b" officeooo:paragraph-rsid="005d9ed5" style:font-weight-asian="normal" style:font-weight-complex="normal"/>
    </style:style>
    <style:style style:name="P4" style:family="paragraph" style:parent-style-name="Standard">
      <style:paragraph-properties fo:text-align="justify" style:justify-single-word="false"/>
      <style:text-properties fo:font-weight="normal" officeooo:rsid="004f949b" officeooo:paragraph-rsid="0062b0db" style:font-weight-asian="normal" style:font-weight-complex="normal"/>
    </style:style>
    <style:style style:name="P5" style:family="paragraph" style:parent-style-name="Standard">
      <style:paragraph-properties fo:text-align="justify" style:justify-single-word="false"/>
      <style:text-properties fo:font-weight="normal" officeooo:rsid="004f949b" officeooo:paragraph-rsid="0063bdec" style:font-weight-asian="normal" style:font-weight-complex="normal"/>
    </style:style>
    <style:style style:name="P6" style:family="paragraph" style:parent-style-name="Standard">
      <style:paragraph-properties fo:text-align="justify" style:justify-single-word="false"/>
      <style:text-properties fo:font-weight="normal" officeooo:rsid="004f949b" officeooo:paragraph-rsid="00654912" style:font-weight-asian="normal" style:font-weight-complex="normal"/>
    </style:style>
    <style:style style:name="P7" style:family="paragraph" style:parent-style-name="Standard">
      <style:paragraph-properties fo:text-align="justify" style:justify-single-word="false"/>
      <style:text-properties fo:font-weight="normal" officeooo:rsid="004f949b" officeooo:paragraph-rsid="0066147a" style:font-weight-asian="normal" style:font-weight-complex="normal"/>
    </style:style>
    <style:style style:name="P8" style:family="paragraph" style:parent-style-name="Standard">
      <style:paragraph-properties fo:text-align="justify" style:justify-single-word="false"/>
      <style:text-properties fo:font-weight="normal" officeooo:rsid="004f949b" officeooo:paragraph-rsid="00674a13" style:font-weight-asian="normal" style:font-weight-complex="normal"/>
    </style:style>
    <style:style style:name="P9" style:family="paragraph" style:parent-style-name="Standard">
      <style:paragraph-properties fo:text-align="justify" style:justify-single-word="false"/>
      <style:text-properties fo:font-weight="normal" officeooo:rsid="004f949b" officeooo:paragraph-rsid="006ac914" style:font-weight-asian="normal" style:font-weight-complex="normal"/>
    </style:style>
    <style:style style:name="P10" style:family="paragraph" style:parent-style-name="Standard">
      <style:paragraph-properties fo:text-align="justify" style:justify-single-word="false"/>
      <style:text-properties fo:font-weight="normal" officeooo:rsid="004f949b" officeooo:paragraph-rsid="008e32e5" style:font-weight-asian="normal" style:font-weight-complex="normal"/>
    </style:style>
    <style:style style:name="P11" style:family="paragraph" style:parent-style-name="Standard">
      <style:paragraph-properties fo:text-align="justify" style:justify-single-word="false"/>
      <style:text-properties fo:font-weight="normal" officeooo:rsid="004f949b" officeooo:paragraph-rsid="00928f8b"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de50e" officeooo:paragraph-rsid="007de50e"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c52ff" officeooo:paragraph-rsid="007c52f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4907f" officeooo:paragraph-rsid="0085b255"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6f6e0" officeooo:paragraph-rsid="0086f6e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5b255" officeooo:paragraph-rsid="0086f6e0"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936371" officeooo:paragraph-rsid="00953a47"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82dccb" officeooo:paragraph-rsid="0082dccb"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Liberation Serif" fo:font-size="12pt" fo:font-weight="bold" officeooo:rsid="000566d3" officeooo:paragraph-rsid="000566d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Liberation Serif" fo:font-size="12pt" fo:font-weight="bold" officeooo:rsid="0009048f" officeooo:paragraph-rsid="0009048f"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0000" style:font-name="Liberation Serif" fo:font-size="12pt" fo:font-weight="bold" officeooo:rsid="002a4927" officeooo:paragraph-rsid="002a4927"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color="#000000" style:font-name="Liberation Serif" fo:font-size="12pt" fo:font-weight="bold" officeooo:rsid="002dc140" officeooo:paragraph-rsid="002dc140"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000000" style:font-name="Liberation Serif" fo:font-size="12pt" fo:font-weight="bold" officeooo:rsid="0030070c" officeooo:paragraph-rsid="0030070c"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style:font-name="Liberation Serif" fo:font-size="12pt" fo:font-weight="bold" officeooo:rsid="003c8214" officeooo:paragraph-rsid="003c8214"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style:font-name="Liberation Serif" fo:font-size="12pt" fo:font-weight="bold" officeooo:rsid="00517429" officeooo:paragraph-rsid="00517429"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0000" style:font-name="Liberation Serif" fo:font-size="12pt" fo:font-weight="bold" officeooo:rsid="00794d50" officeooo:paragraph-rsid="00794d50"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style:font-name="Liberation Serif" fo:font-size="12pt" fo:font-weight="bold" officeooo:rsid="008973c2" officeooo:paragraph-rsid="008973c2"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style:font-name="Liberation Serif" fo:font-size="12pt" officeooo:rsid="000566d3" officeooo:paragraph-rsid="000566d3" style:font-size-asian="12pt" style:font-size-complex="12pt"/>
    </style:style>
    <style:style style:name="P31" style:family="paragraph" style:parent-style-name="Standard">
      <style:paragraph-properties fo:text-align="justify" style:justify-single-word="false"/>
      <style:text-properties fo:color="#000000" style:font-name="Liberation Serif" fo:font-size="12pt" officeooo:rsid="000566d3" officeooo:paragraph-rsid="0006406c" style:font-size-asian="12pt" style:font-size-complex="12pt"/>
    </style:style>
    <style:style style:name="P32" style:family="paragraph" style:parent-style-name="Standard">
      <style:paragraph-properties fo:text-align="justify" style:justify-single-word="false"/>
      <style:text-properties fo:color="#000000" style:font-name="Liberation Serif" fo:font-size="12pt" officeooo:rsid="000f3013" officeooo:paragraph-rsid="0010372c" style:font-size-asian="12pt" style:font-size-complex="12pt"/>
    </style:style>
    <style:style style:name="P33" style:family="paragraph" style:parent-style-name="Standard">
      <style:paragraph-properties fo:text-align="justify" style:justify-single-word="false"/>
      <style:text-properties fo:color="#000000" style:font-name="Liberation Serif" fo:font-size="12pt" officeooo:rsid="0010372c" officeooo:paragraph-rsid="0010372c" style:font-size-asian="12pt" style:font-size-complex="12pt"/>
    </style:style>
    <style:style style:name="P34" style:family="paragraph" style:parent-style-name="Standard">
      <style:paragraph-properties fo:text-align="justify" style:justify-single-word="false"/>
      <style:text-properties fo:color="#000000" style:font-name="Liberation Serif" fo:font-size="12pt" officeooo:rsid="0011d2dc" officeooo:paragraph-rsid="0011d2dc" style:font-size-asian="12pt" style:font-size-complex="12pt"/>
    </style:style>
    <style:style style:name="P35" style:family="paragraph" style:parent-style-name="Standard">
      <style:paragraph-properties fo:text-align="justify" style:justify-single-word="false"/>
      <style:text-properties fo:color="#000000" style:font-name="Liberation Serif" fo:font-size="12pt" officeooo:rsid="00131b95" officeooo:paragraph-rsid="00131b95" style:font-size-asian="12pt" style:font-size-complex="12pt"/>
    </style:style>
    <style:style style:name="P36" style:family="paragraph" style:parent-style-name="Standard">
      <style:paragraph-properties fo:text-align="justify" style:justify-single-word="false"/>
      <style:text-properties fo:color="#000000" style:font-name="Liberation Serif" fo:font-size="12pt" fo:font-weight="normal" officeooo:rsid="001da78d" officeooo:paragraph-rsid="001da78d"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Liberation Serif" fo:font-size="12pt" fo:font-weight="normal" officeooo:rsid="001bf548" officeooo:paragraph-rsid="001bf548"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Liberation Serif" fo:font-size="12pt" fo:font-weight="normal" officeooo:rsid="0009048f" officeooo:paragraph-rsid="0009048f"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Liberation Serif" fo:font-size="12pt" fo:font-weight="normal" officeooo:rsid="0009048f" officeooo:paragraph-rsid="001a20e3"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Liberation Serif" fo:font-size="12pt" fo:font-weight="normal" officeooo:rsid="0009048f" officeooo:paragraph-rsid="000bb0e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Liberation Serif" fo:font-size="12pt" fo:font-weight="normal" officeooo:rsid="000bb0eb" officeooo:paragraph-rsid="000bb0e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Liberation Serif" fo:font-size="12pt" fo:font-weight="normal" officeooo:rsid="0024ccdb" officeooo:paragraph-rsid="0024ccd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Liberation Serif" fo:font-size="12pt" fo:font-weight="normal" officeooo:rsid="001f054a" officeooo:paragraph-rsid="0023565b"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Liberation Serif" fo:font-size="12pt" fo:font-weight="normal" officeooo:rsid="002549ef" officeooo:paragraph-rsid="002549ef"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Liberation Serif" fo:font-size="12pt" fo:font-weight="normal" officeooo:rsid="0020567e" officeooo:paragraph-rsid="0020567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Liberation Serif" fo:font-size="12pt" fo:font-weight="normal" officeooo:rsid="00207a1c" officeooo:paragraph-rsid="00207a1c"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Liberation Serif" fo:font-size="12pt" fo:font-weight="normal" officeooo:rsid="002901c5" officeooo:paragraph-rsid="002901c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Liberation Serif" fo:font-size="12pt" fo:font-weight="normal" officeooo:rsid="002a4927" officeooo:paragraph-rsid="0030070c"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Liberation Serif" fo:font-size="12pt" fo:font-weight="normal" officeooo:rsid="002a4927" officeooo:paragraph-rsid="003d822e"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Liberation Serif" fo:font-size="12pt" fo:font-weight="normal" officeooo:rsid="002b6c6c" officeooo:paragraph-rsid="002b6c6c"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Liberation Serif" fo:font-size="12pt" fo:font-weight="normal" officeooo:rsid="002dc140" officeooo:paragraph-rsid="002dc14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Liberation Serif" fo:font-size="12pt" fo:font-weight="normal" officeooo:rsid="0030070c" officeooo:paragraph-rsid="0030070c"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Liberation Serif" fo:font-size="12pt" fo:font-weight="normal" officeooo:rsid="00335c51" officeooo:paragraph-rsid="003d822e"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Liberation Serif" fo:font-size="12pt" fo:font-weight="normal" officeooo:rsid="00335c51" officeooo:paragraph-rsid="003423e7"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Liberation Serif" fo:font-size="12pt" fo:font-weight="normal" officeooo:rsid="0040b3d4" officeooo:paragraph-rsid="00425fb1"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Liberation Serif" fo:font-size="12pt" fo:font-weight="normal" officeooo:rsid="004f949b" officeooo:paragraph-rsid="00517429"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Liberation Serif" fo:font-size="12pt" fo:font-weight="normal" officeooo:rsid="0070ec02" officeooo:paragraph-rsid="0070ec02"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Liberation Serif" fo:font-size="12pt" fo:font-weight="normal" officeooo:rsid="006ac914" officeooo:paragraph-rsid="006ac914"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Liberation Serif" fo:font-size="12pt" fo:font-weight="normal" officeooo:rsid="006b30ac" officeooo:paragraph-rsid="006b30ac"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Liberation Serif" fo:font-size="12pt" fo:font-weight="normal" officeooo:rsid="006cdabd" officeooo:paragraph-rsid="006cdabd"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Liberation Serif" fo:font-size="12pt" fo:font-weight="normal" officeooo:rsid="006ec7f1" officeooo:paragraph-rsid="006ec7f1"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Liberation Serif" fo:font-size="12pt" fo:font-weight="normal" officeooo:rsid="00744875" officeooo:paragraph-rsid="00744875"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font-name="Liberation Serif" fo:font-size="12pt" fo:font-weight="normal" officeooo:rsid="0076457c" officeooo:paragraph-rsid="0076457c"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font-name="Liberation Serif" fo:font-size="12pt" fo:font-weight="normal" officeooo:rsid="00794d50" officeooo:paragraph-rsid="00794d50"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Liberation Serif" fo:font-size="12pt" fo:font-weight="normal" officeooo:rsid="007c52ff" officeooo:paragraph-rsid="007de50e"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Liberation Serif" fo:font-size="12pt" fo:font-weight="normal" officeooo:rsid="007de50e" officeooo:paragraph-rsid="007de50e"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Liberation Serif" fo:font-size="12pt" fo:font-weight="normal" officeooo:rsid="003c8214" officeooo:paragraph-rsid="003d822e"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Liberation Serif" fo:font-size="12pt" fo:font-weight="normal" officeooo:rsid="008973c2" officeooo:paragraph-rsid="008c42b7"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Liberation Serif" fo:font-size="12pt" fo:font-weight="normal" officeooo:rsid="008c42b7" officeooo:paragraph-rsid="008d3184"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Liberation Serif" fo:font-size="12pt" fo:font-weight="normal" officeooo:rsid="00970d67" officeooo:paragraph-rsid="009ae6d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Liberation Serif" fo:font-size="12pt" style:text-underline-style="none" fo:font-weight="bold" officeooo:rsid="003f9766" officeooo:paragraph-rsid="003f9766" style:font-size-asian="12pt" style:font-weight-asian="bold" style:font-size-complex="12pt" style:font-weight-complex="bold"/>
    </style:style>
    <style:style style:name="P73" style:family="paragraph" style:parent-style-name="Standard">
      <style:paragraph-properties fo:text-align="justify" style:justify-single-word="false" fo:break-before="page"/>
      <style:text-properties fo:font-weight="normal" officeooo:rsid="004f949b" officeooo:paragraph-rsid="005d9ed5" style:font-weight-asian="normal" style:font-weight-complex="normal"/>
    </style:style>
    <style:style style:name="P74" style:family="paragraph" style:parent-style-name="Standard">
      <style:paragraph-properties fo:text-align="justify" style:justify-single-word="false" fo:break-before="pag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75" style:family="paragraph" style:parent-style-name="Standard">
      <style:paragraph-properties fo:text-align="justify" style:justify-single-word="false" fo:break-before="pag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76" style:family="paragraph" style:parent-style-name="Standard">
      <style:paragraph-properties fo:text-align="justify" style:justify-single-word="false" fo:break-before="page"/>
      <style:text-properties fo:color="#000000" style:font-name="Liberation Serif" fo:font-size="12pt" fo:font-weight="bold" officeooo:rsid="00276ffa" officeooo:paragraph-rsid="00276ffa" style:font-size-asian="12pt" style:font-weight-asian="bold" style:font-size-complex="12pt" style:font-weight-complex="bold"/>
    </style:style>
    <style:style style:name="P77" style:family="paragraph" style:parent-style-name="Standard">
      <style:paragraph-properties fo:text-align="justify" style:justify-single-word="false" fo:break-before="page"/>
      <style:text-properties fo:color="#000000" style:font-name="Liberation Serif" fo:font-size="12pt" fo:font-weight="bold" officeooo:rsid="0032a3c9" officeooo:paragraph-rsid="0032a3c9" style:font-size-asian="12pt" style:font-weight-asian="bold" style:font-size-complex="12pt" style:font-weight-complex="bold"/>
    </style:style>
    <style:style style:name="P78" style:family="paragraph" style:parent-style-name="Standard">
      <style:paragraph-properties fo:text-align="justify" style:justify-single-word="false" fo:break-before="page"/>
      <style:text-properties fo:color="#000000" style:font-name="Liberation Serif" fo:font-size="12pt" fo:font-weight="bold" officeooo:rsid="004f949b" officeooo:paragraph-rsid="004f949b" style:font-size-asian="12pt" style:font-weight-asian="bold" style:font-size-complex="12pt" style:font-weight-complex="bold"/>
    </style:style>
    <style:style style:name="P79" style:family="paragraph" style:parent-style-name="Standard">
      <style:paragraph-properties fo:text-align="justify" style:justify-single-word="false" fo:break-before="page"/>
      <style:text-properties fo:color="#000000" style:font-name="Liberation Serif" fo:font-size="12pt" fo:font-weight="bold" officeooo:rsid="00970d67" officeooo:paragraph-rsid="00970d67" style:font-size-asian="12pt" style:font-weight-asian="bold" style:font-size-complex="12pt" style:font-weight-complex="bold"/>
    </style:style>
    <style:style style:name="P80" style:family="paragraph" style:parent-style-name="Standard">
      <style:paragraph-properties fo:text-align="justify" style:justify-single-word="false" fo:break-before="pag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81"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808638" officeooo:paragraph-rsid="00808638" style:font-size-asian="12pt" style:font-weight-asian="bold" style:font-size-complex="12pt" style:font-weight-complex="bold"/>
    </style:style>
    <style:style style:name="P82" style:family="paragraph" style:parent-style-name="Standard">
      <style:paragraph-properties fo:text-align="justify" style:justify-single-word="false"/>
      <style:text-properties fo:color="#000000" style:font-name="Liberation Serif" fo:font-size="12pt" fo:font-weight="normal" officeooo:rsid="0097f5ac" officeooo:paragraph-rsid="009ae6d7"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color="#000000" style:font-name="Liberation Serif" fo:font-size="12pt" officeooo:rsid="000566d3" officeooo:paragraph-rsid="000566d3" style:font-size-asian="12pt" style:font-size-complex="12pt"/>
    </style:style>
    <style:style style:name="P84" style:family="paragraph" style:parent-style-name="Standard">
      <style:paragraph-properties fo:text-align="justify" style:justify-single-word="false"/>
      <style:text-properties fo:color="#000000" style:font-name="Liberation Serif" fo:font-size="12pt" officeooo:rsid="009d4913" officeooo:paragraph-rsid="009d4913" style:font-size-asian="12pt" style:font-size-complex="12pt"/>
    </style:style>
    <style:style style:name="P85" style:family="paragraph" style:parent-style-name="Standard">
      <style:paragraph-properties fo:text-align="justify" style:justify-single-word="false"/>
      <style:text-properties fo:color="#000000" style:font-name="Liberation Serif" fo:font-size="12pt" officeooo:rsid="009e0a2f" officeooo:paragraph-rsid="009e0a2f" style:font-size-asian="12pt" style:font-size-complex="12pt"/>
    </style:style>
    <style:style style:name="T1" style:family="text">
      <style:text-properties officeooo:rsid="0006406c"/>
    </style:style>
    <style:style style:name="T2" style:family="text">
      <style:text-properties officeooo:rsid="00075ca9"/>
    </style:style>
    <style:style style:name="T3" style:family="text">
      <style:text-properties officeooo:rsid="000a1a57"/>
    </style:style>
    <style:style style:name="T4" style:family="text">
      <style:text-properties officeooo:rsid="000bb0eb"/>
    </style:style>
    <style:style style:name="T5" style:family="text">
      <style:text-properties officeooo:rsid="000c8052"/>
    </style:style>
    <style:style style:name="T6" style:family="text">
      <style:text-properties style:text-underline-style="none"/>
    </style:style>
    <style:style style:name="T7" style:family="text">
      <style:text-properties officeooo:rsid="000dc749"/>
    </style:style>
    <style:style style:name="T8" style:family="text">
      <style:text-properties officeooo:rsid="0010372c"/>
    </style:style>
    <style:style style:name="T9" style:family="text">
      <style:text-properties officeooo:rsid="0011d2dc"/>
    </style:style>
    <style:style style:name="T10" style:family="text">
      <style:text-properties officeooo:rsid="00131b95"/>
    </style:style>
    <style:style style:name="T11" style:family="text">
      <style:text-properties officeooo:rsid="001a20e3"/>
    </style:style>
    <style:style style:name="T12" style:family="text">
      <style:text-properties officeooo:rsid="002a4927"/>
    </style:style>
    <style:style style:name="T13" style:family="text">
      <style:text-properties officeooo:rsid="002a85b8"/>
    </style:style>
    <style:style style:name="T14" style:family="text">
      <style:text-properties officeooo:rsid="002ce814"/>
    </style:style>
    <style:style style:name="T15" style:family="text">
      <style:text-properties officeooo:rsid="002ed962"/>
    </style:style>
    <style:style style:name="T16" style:family="text">
      <style:text-properties officeooo:rsid="0031da54"/>
    </style:style>
    <style:style style:name="T17" style:family="text">
      <style:text-properties officeooo:rsid="003d822e"/>
    </style:style>
    <style:style style:name="T18" style:family="text">
      <style:text-properties officeooo:rsid="0040d06a"/>
    </style:style>
    <style:style style:name="T19" style:family="text">
      <style:text-properties fo:font-variant="normal" fo:text-transform="none" fo:color="#000000" style:font-name="Liberation Serif" fo:font-size="12pt" fo:letter-spacing="normal" fo:font-style="normal" officeooo:rsid="004faeb3" style:font-size-asian="12pt" style:font-size-complex="12pt"/>
    </style:style>
    <style:style style:name="T20" style:family="text">
      <style:text-properties fo:font-variant="normal" fo:text-transform="none" fo:color="#000000" style:font-name="Liberation Serif" fo:font-size="12pt" fo:letter-spacing="normal" fo:font-style="normal" officeooo:rsid="00517429" style:font-size-asian="12pt" style:font-size-complex="12pt"/>
    </style:style>
    <style:style style:name="T21" style:family="text">
      <style:text-properties fo:font-variant="normal" fo:text-transform="none" fo:color="#000000" style:font-name="Liberation Serif" fo:font-size="12pt" fo:letter-spacing="normal" fo:font-style="normal" officeooo:rsid="0052cbc4" style:font-size-asian="12pt" style:font-size-complex="12pt"/>
    </style:style>
    <style:style style:name="T22"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officeooo:rsid="008fe6f8"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officeooo:rsid="00928f8b" style:font-size-asian="12pt" style:font-style-asian="normal" style:font-size-complex="12pt" style:font-style-complex="normal"/>
    </style:style>
    <style:style style:name="T43"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44"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47" style:family="text">
      <style:text-properties fo:font-variant="normal" fo:text-transform="none" fo:color="#000000" style:font-name="Liberation Serif" fo:font-size="12pt" fo:letter-spacing="normal" fo:font-style="normal" fo:font-weight="bold" officeooo:rsid="008e32e5" style:font-size-asian="12pt" style:font-style-asian="normal" style:font-weight-asian="bold" style:font-size-complex="12pt" style:font-style-complex="normal" style:font-weight-complex="bold"/>
    </style:style>
    <style:style style:name="T48"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49"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51"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52"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53"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54" style:family="text">
      <style:text-properties fo:font-variant="normal" fo:text-transform="none" fo:letter-spacing="normal" fo:font-style="normal" officeooo:rsid="007de50e"/>
    </style:style>
    <style:style style:name="T55" style:family="text">
      <style:text-properties officeooo:rsid="0070278f"/>
    </style:style>
    <style:style style:name="T56" style:family="text">
      <style:text-properties officeooo:rsid="007683cc"/>
    </style:style>
    <style:style style:name="T57" style:family="text">
      <style:text-properties fo:font-weight="bold" style:font-weight-asian="bold" style:font-weight-complex="bold"/>
    </style:style>
    <style:style style:name="T58" style:family="text">
      <style:text-properties officeooo:rsid="007a5799"/>
    </style:style>
    <style:style style:name="T59" style:family="text">
      <style:text-properties officeooo:rsid="007ada2d"/>
    </style:style>
    <style:style style:name="T60" style:family="text">
      <style:text-properties fo:color="#000000" style:font-name="Liberation Serif" fo:font-size="12pt" style:font-size-asian="12pt" style:font-size-complex="12pt"/>
    </style:style>
    <style:style style:name="T61" style:family="text">
      <style:text-properties fo:color="#000000" style:font-name="Liberation Serif" fo:font-size="12pt" officeooo:rsid="00517429" style:font-size-asian="12pt" style:font-size-complex="12pt"/>
    </style:style>
    <style:style style:name="T62" style:family="text">
      <style:text-properties officeooo:rsid="0085b255"/>
    </style:style>
    <style:style style:name="T63" style:family="text">
      <style:text-properties officeooo:rsid="008a5fc4"/>
    </style:style>
    <style:style style:name="T64" style:family="text">
      <style:text-properties officeooo:rsid="008d3184"/>
    </style:style>
    <style:style style:name="T65" style:family="text">
      <style:text-properties officeooo:rsid="00953a47"/>
    </style:style>
    <style:style style:name="T66" style:family="text">
      <style:text-properties officeooo:rsid="0095a948"/>
    </style:style>
    <style:style style:name="T67" style:family="text">
      <style:text-properties officeooo:rsid="0097f5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treszczenie</text:p>
      <text:p text:style-name="P84">W pracy przedstawiono wersję deweloperską systemu zarządzania treścią witryny internetowej „TrainCMS”. W trakcie pracy zaimplementowano publikowanie artykułów, kategoryzację, wyświetlanie listy kategorii na pasku nawigacji, kalendarz wydarzeń oraz kanał RSS. Stworzono User Interface, który wyświetla wszystkie artykuły na stronie głównej, niezależnie od kategorii w kolejności malejącej od daty dodania oraz kalendarz wydarzeń. Do artykułów i wydarzeń w kalendarzu zaimplementowano możliwość załączania ilustracji oraz dodawania komentarzy.</text:p>
      <text:p text:style-name="P84"/>
      <text:p text:style-name="P84">Zaimplementowano panel administratora do zarządzania artykułami, kategoriami, komentarzami, tagami, użytkownikami i kalendarzem, zakładkami, komponentami strony głównej oraz do podglądu statystyk.</text:p>
      <text:p text:style-name="P84"/>
      <text:p text:style-name="P84">Do implementacji użyto technologie takie jak Ruby, Ruby on Rails, ZURB Foundation, jQuery Turbolinks, Plataformatec Devise, CarrierWave, RMagick, reCAPTCHA, CKEditor, Chartkick, Prawn, RSS.</text:p>
      <text:p text:style-name="P30"/>
      <text:p text:style-name="P19">Keywords</text:p>
      <text:p text:style-name="P30">cms, ruby on rails, calendar, comments, tags</text:p>
      <text:p text:style-name="P30"/>
      <text:p text:style-name="P19">Wstęp</text:p>
      <text:p text:style-name="P85">Podczas kilkuletniej pracy z najpopularniejszymi aplikacjami w tej kategorii, takimi jak Joomla i WordPress nabyłem doświadczenie oraz swój pogląd na to jak ma wyglądać system zarządzania treścią (ang. Content Managment System, CMS). Naturalnym stało się więc stworzenie własnego systemu, przy okazji prezentując jak najszerszą część umiejętności nabytych w trakcie trwania studiów.</text:p>
      <text:p text:style-name="P85"/>
      <text:p text:style-name="P85">Istniejące systemy są często wybierane między innymi przez lokalne serwisy informacyjne, przedsiębiorstwa i instytucje, dlatego w swoim systemie zawarłem funkcjonalności, które na pewno przydadzą się różnym podmiotom w skutecznym zaistnieniu w Internecie.</text:p>
      <text:p text:style-name="P85"/>
      <text:p text:style-name="P85">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31"/>
      <text:p text:style-name="P20"/>
      <text:p text:style-name="P74">Wstęp i opis problemu</text:p>
      <text:p text:style-name="P21">Porównanie dostępnych rozwiązań,</text:p>
      <text:p text:style-name="P36">Na rynku systemów zarządzania treścią znajdziemy sporo różnych rozwiązań. W~dalszej części rozdziału przybliżę dwa najbardziej popularne produkty, będzie to Joomla i WordPress. Systemy różnią się od siebie pod wieloma względami. Rozwiązanie przedstawione przeze mnie jakim jest TrainCMS różni się <text:s/>przede wszystkim technologią wykonania, gdyż oba wcześniej wymienione systemy wyprodukowane są technologii języka PHP i bazy danych MySQL, gdzie mój system opiera się na frameworku Ruby On Rails i bazie danych PostgreSQL.</text:p>
      <text:p text:style-name="P37"/>
      <text:p text:style-name="P21">Joomla,</text:p>
      <text:p text:style-name="P38">Joomla jest to system zarządzania treścią, napisany w języku PHP, wykorzystujący do swojego działania system zarządzania bazą danych MySQL,<text:span text:style-name="T7"> rozpowszechniany na licencji GPL i jest dostępny bezpłatnie. </text:span>Nazwa Joomla w języku suahili oznacza razem. <text:s text:c="2"/></text:p>
      <text:p text:style-name="P39">System ten oferuję obsługę wielu kont użytkownika, wyszukiwarkę <text:span text:style-name="T11">zaimplementowaną </text:span>w User Interface, tworzenie wydruk<text:span text:style-name="T11">ów</text:span> artykuł<text:span text:style-name="T11">ów</text:span>, dołączanie ilustracji do artykułu, <text:span text:style-name="T4">komentowanie artykułów przez niezalogowanych użytkowników.</text:span> <text:span text:style-name="T3">Wymienione</text:span> funkcjonalności pokrywają się <text:span text:style-name="T3">z możliwościami </text:span>stworzo<text:span text:style-name="T3">nego</text:span> przeze mnie <text:span text:style-name="T3">systemu</text:span>. </text:p>
      <text:p text:style-name="P40">TrainCMS posiada także inne możliwości, których nie oferuję Joomla w wersji <text:span text:style-name="T3">podstawowej</text:span>, jest to kalendarz wydarzeń, dodawani<text:span text:style-name="T3">e</text:span> załączników, generowanie dokumentów pdf z<text:span text:style-name="T3">awierających</text:span> artykuł<text:span text:style-name="T3">y, przedstawienie statystyk w formie graficznej, karuzela ilustracji wyróżnionych artykułów. Natomiast niektóre z rozwiązań zostały rozszerzone względem Joomli są to komentarze, które w projekcie TrainCMS rejestrują adres IP komentującego. </text:span></text:p>
      <text:p text:style-name="P41">Znajdziemy także w Joomli takie funkcję, których nie posiada mój system. <text:span text:style-name="T6">Jednym</text:span> z takich rozwiązań jest tworzenie zagnieżdżonej struktury menu w formie drzewiastej. <text:span text:style-name="T5">Kolejnym rozwiązaniem jest możliwość zmiany szablonu frontu strony i szablonu zaplecza witryny. Główną funkcjonalnością Joomli jest możliwość łatwego rozszerzania możliwości strony za pomocą pluginów i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span></text:p>
      <text:p text:style-name="P38"/>
      <text:p text:style-name="P21">WordPress,</text:p>
      <text:p text:style-name="P32">WordPress jest systemem zarządzania treścią napisanym w języku PHP, wykorzystujący systemem zarządzania bazą danych MySQL <text:span text:style-name="T8">i jest dystrybuowany na licencji GPL i dostępny bezpłatnie. </text:span></text:p>
      <text:p text:style-name="P33">System WordPress jest zdecydowanie mniej rozbudowany w porównaniu do Joomli. <text:span text:style-name="T9">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span></text:p>
      <text:p text:style-name="P39"><text:span text:style-name="T11">W </text:span>TrainCMS <text:span text:style-name="T11">znajdziemy</text:span> także inne możliwości, których nie oferuję <text:span text:style-name="T11">WordPress</text:span> w wersji <text:span text:style-name="T3">podstawowej</text:span>, jest to kalendarz wydarzeń, dodawani<text:span text:style-name="T3">e</text:span> załączników, generowanie dokumentów pdf z<text:span text:style-name="T3">awierających</text:span> artykuł<text:span text:style-name="T3">y oraz karuzela ilustracji wyróżnionych artykułów. Natomiast niektóre z rozwiązań zostały rozszerzone względem Joomli są to komentarze, które w projekcie TrainCMS rejestrują adres IP komentującego. </text:span></text:p>
      <text:p text:style-name="P34">Należy w tym miejscu wspomnieć, że główną funkcjonalnością WordPress jest łatwość instalacji i zmiany wielu dostępnych szablonów strony. <text:span text:style-name="T10">WordPress jest produktem z utartą pozycja na rynku systemów zarządzania treścią, który podobnie jak Joomla jest tworzony przez zespół programistów z całego świata. Witryny obsługiwane przez WordPress to głównie blogi. </text:span></text:p>
      <text:p text:style-name="P35"/>
      <text:p text:style-name="P22"/>
      <text:p text:style-name="P75">Możliwości zastosowania praktycznego,</text:p>
      <text:p text:style-name="P42">System TrainCMS został opracowany w taki sposób, aby sprostać wielu wymaganiom różnych użytkowników. Oferuje sporo możliwości, które przypadną do gustu każdemu i będą zarazem bardzo przydatne w codziennej pracy nad własna witryną Internetową. Reasumując możliwości serwisu ogranicza jedynie wyobraźnia administratora.</text:p>
      <text:p text:style-name="P43"/>
      <text:p text:style-name="P22">strona wizytówka,</text:p>
      <text:p text:style-name="P44">W celu stworzenia optymalnej i efektownej strony wizytówki należałoby stworzyć dowolną, zależna od potrzeb ilość artykułów, które zawierać by mogły na przykład dane kontaktowe do firmy, kolejny artykuł zawierać by mógł referencję, natomiast kolejny parę zdań o firmie i jej profilu działalności. Po odpowiednim według operatora strony rozmieszczeniu informacji możemy przejść do podglądu statystyk, które w tym przypadku mogą wyświetlić informację na przykład o tym, która sekcji informacji jest najbardziej popularna. W tego rodzaju rozwiązaniu można by było się zastanowić na koniecznością włączenia modułu komentarzy.</text:p>
      <text:p text:style-name="P45"/>
      <text:p text:style-name="P22">internetowe portfolio,</text:p>
      <text:p text:style-name="P44">Każda osoba tworząca w internecie portfolio swojej działalności zamierza przyciągnąć tym samym jak największą liczbę nowy klientów. Aby skutecznie rozwiązać ten problem proponuję każde dzieło opisywać w osobnym artykule. Natomiast informację, którą klient zechciałyby umieścić na szczycie należy zaznaczyć atrybut wyróżniony.</text:p>
      <text:p text:style-name="P46"/>
      <text:p text:style-name="P22">serwis informacyjny,</text:p>
      <text:p text:style-name="P44">W tym rozwiązaniu znajdą zastosowanie wszystkie zaimplementowane w systemie funkcjonalności. Większość rozwiązań została wyprofilowana właśnie na tego typu zastosowania. Głównym szkieletem w tym przypadku będzie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poprzez system komentarzy, operator serwisu będzie mógł korzystać z przejrzystych statystyk i za ich pomocą wyciągać wnioski na temat pracy portalu i planować dalszy jego rozwój. Z pomocą dla nowych gości przyjdą tagi, dzięki którym będzie można szybko wyszukać artykuły poruszające dany temat. Łatwiejsze stanie się planowanie różnego rodzaju imprez za pomocą wbudowanego kalendarza wydarzeń. Autor piszący artykuły dla serwisu nie będzie musiał zagłębiać się w panel zaplecza, na stronie głównej po zalogowaniu znajdzie skróty do najpotrzebniejszych funkcjonalności takich jak nowy artykuł, lista swoich artykułów oraz lista komentarzy pod swoimi artykułami.</text:p>
      <text:p text:style-name="P44"/>
      <text:p text:style-name="P76">Architektura rozwiązania – Ruby on Rails</text:p>
      <text:p text:style-name="P47">Głównym rusztowanie całego systemu jest framework Ruby On Rails. Odpowiada on za całość frontendu i backendu. Do swojego działania używa bazy PostgreSQL. W dalszych podrozdziałach przybliżę jak wyglądała implementacja poszczególnych elementów systemu za pomocą Ruby On Rails.</text:p>
      <text:p text:style-name="P47"/>
      <text:p text:style-name="P23">Artykuły i Kategorie</text:p>
      <text:p text:style-name="P48">Podstawą jednostką można na stronie jest artykuł, który zawsze zawiera się w którejś z uprzednio utworzonych kategorii. Artykuł posiada atrybuty takie jak tytuł, wstęp, treść główną, numer kategorii do której został przypisany, ilustrację, znacznik aktywności, znacznik wyróżnienia, znacznik komentarzy, liczbę wyświetleń oraz znaczniki czasowe – data i czas utworzenia i edycji. Chciałbym przybliżyć niektóre z atrybutów, pierwszym z nich będą znaczniki aktywności, wyróżnienia i komentarzy, które kolejno oznaczają informacje o tym, że artykuł jest aktywny co przekłada się na to, że będzie wyświetlony na stronie głównej oraz liście artykułów danej kategorii, kolejny atrybut determinuję to, że artykuł zostanie wyświetlony na karuzeli ilustracji na szczycie strony głównej, ostatni ze znaczników pozwala dezaktywować moduł komentarzy, tak jakbyśmy zachcieli, aby przy pewnym artykule nie miałoby być komentarzy. <text:span text:style-name="T13">Liczba wyświetleń jest sumaryczną wartością wszystkich odsłon artykułu, polega to na pobraniu liczby wyświetleń z bazy danych następnie zwiększeniu jej o jeden oraz aktualizacji wartości w bazie danych. Znaczniki czasowe są automatycznie dodawane przez Rails. Zarówno na stronie głównej jak i na liście artykułów danej kategorii wyświetlany jest tytuł, wstęp do artykułu, ilustracja, autor, data utworzenia, liczba komentarzy. Po przejściu do artykułu zobaczymy pełną treść, w tym celu właśnie istnieją dwa oddzielne atrybuty. Treść oraz wstęp możemy podczas tworzenia artykułu edytować za pomocą edytora WYSIWYG CKEditor, opublikowanego na wolnej licencji. Zaimplementowana został również wyszukiwarka artykułów, które możemy poszukiwać za pomocą treści tytułu. Algorytm ignoruje wielkość liter oraz pozwala szukać za pomocą fragmentów wyrazów. Artykuły mogą dodawać jedynie zalogowaniu użytkownicy. Po przejściu do artykułu możemy go wydrukować dzięki specjalnie do tego przygotowanej formatce optymalizującej miejsce na stronie. </text:span></text:p>
      <text:p text:style-name="P50"/>
      <text:p text:style-name="P50">Kategoria posiada wymienione artykuły: tytuł, opis, znacznik aktywności, znacznik strony głównej oraz znaczniki czasowe – data i czas utworzenia i edycji. Wszystkie kategorie oznaczone jako aktywne wyświetlane są na górnym pasku nawigacji, po przejściu w link danej kategorii zobaczymy opis kategorii oraz listę wszystkich artykułów przypisanych do danej kategorii. <text:span text:style-name="T14">Istnieje również taki atrybut jak znacznik strony głównej który określa to czy artykuły przypisane do kategorii będą wyświetlane na stronie głównej. Do strony głównej może być przypisane kilka kategorii. </text:span></text:p>
      <text:p text:style-name="P50"/>
      <text:p text:style-name="P24">Komentarze</text:p>
      <text:p text:style-name="P51">Do każdego artykułu możemy dodawać nie długie komentarze. <text:span text:style-name="T15">Ta funkcjonalność udostępniona jest dla gości odwiedzających stronę więc co za tym idzie nie jest wymagane logowanie, aby dodać komentarze. W celu dodania komentarza musimy podać swój adres e-mail, który jednak nie jest weryfikowany, jest to powszechnie stosowana praktyka. W bazie danych zapisywany jest także adres IP autora komentarza. Każdy komentarz można ocenić w skali plus/minus. Przy treści komentarza wyświetlana jest wartość oceny, która może być również ujemna. Jeden odwiedzający może ocenić jeden komentarz jeden raz, informacja o tym fakcie zapisywana jest w ciasteczkach. </text:span></text:p>
      <text:p text:style-name="P51"/>
      <text:p text:style-name="P25">Tagi</text:p>
      <text:p text:style-name="P52">W celu dodatkowej kategoryzacji oraz łatwiejszego znajdowania poszukiwanych przez odwiedzających treści zaimplementowano tagi artykułów. Po utworzeniu artykułu <text:span text:style-name="T16">możemy przejść do formularza dodawania tagów, w którym za pomocą listy rozwijanej wybieramy dopasowane tagi, w tym samym miejscu, jeżeli nie znajdziemy poszukiwanych przez nas tagów, możemy dodać swój tag i go przydzielić do artykułu. </text:span></text:p>
      <text:p text:style-name="P77">Kalendarz wydarzeń</text:p>
      <text:p text:style-name="P53">Zaimplementowany został również kalendarz wydarzeń, który wyświetla dodane wydarzenia w formie klasycznego kalendarza ściennego podzielonego na miesiące. Każde wydarzenie, częściowo na wzór artykułu, posiada atrybuty takie jak <text:span text:style-name="T12">tytuł, treść, </text:span>termin wydarzenia,<text:span text:style-name="T12"> ilustrację, znacznik aktywności, znacznik wyróżnienia, liczbę wyświetleń </text:span>oraz<text:span text:style-name="T12"> znaczniki czasowe – data i czas utworzenia i edycji. Podobnie jak w przypadku artykułów treść możemy podczas tworzenia <text:s/>edytować za pomocą edytora WYSIWYG CKEditor, opublikowanego na wolnej licencji. Znaczniki aktywności i wyróżnienia są odpowiedzialne odpowiednio za wyświetlanie się wydarzenia na kalendarzu oraz na liście po kalendarzem oraz wyświetlanie wydarzeń na karuzeli na szczycie strony głównej. </text:span></text:p>
      <text:p text:style-name="P53"/>
      <text:p text:style-name="P49">Goście odwiedzający stronę mogę się zapisywać do wybranego przez siebie wydarzenia, które polega na podaniu swojego imienia oraz adresu e-mail, ponadto w tle do bazy danych trafia również adres IP osoby się zapisującej. Wydarzenia mogą tworzyć jedynie zalogowaniu użytkownicy.</text:p>
      <text:p text:style-name="P53"/>
      <text:p text:style-name="P72">Zakładki</text:p>
      <text:p text:style-name="P55">W celu uporządkowania statycznych informacji prezentowanych na stronie <text:span text:style-name="T18">zaimplementowano zakładki. Za pomocą atrybutów przypisanych do danej zakładki możemy określać tytuł, treść, ilustrację, znacznik strony głównej, znacznik paska nawigacji oraz znaczniki czasowe – data i czas utworzenia i edycji. Znacznik strony głównej decyduje o tym, że dana zakładki będzie pełniła rolę właśnie strony głównej. Natomiast znacznik paska nawigacji determinuje fakt wyświetlenia odnośnika do zakładki na górnym pasku nawigacji. Aby zakładka została wyświetlona na stronie głównej konieczne jest zaznaczenie tylko jednej zakładki w przypadku, gdy zostaną więcej niż dwie to strona główna przybierze formę dynamiczną.</text:span></text:p>
      <text:p text:style-name="P54"/>
      <text:p text:style-name="P26">Strona <text:span text:style-name="T17">g</text:span>łówna</text:p>
      <text:p text:style-name="P68">Strona <text:span text:style-name="T17">g</text:span>łówna może zostać skonfigurowana dwojako. Pierwszy sposób polega na wyświetlaniu listy artykułów oraz jej stronicowaniu za pomocą Gema will_paginate. <text:span text:style-name="T17">Jak wcześniej wspomniałem na stronie głównej wyświetlone zostaną tylko artykuły aktywne z aktywnych kategorii. Na szczycie głównej witryny pojawi się również karuzela z wyróżnionymi artykułami a i wydarzeniami. Drugim sposobem aranżacji strony głównej jest jest statyczna wersja organizowana za pomocą wyżej opisanych zakładek. Na stronie głównej możemy umieszczać także komponenty, są to ramki z pewną treścią. Na stałe zostały osadzone cztery komponenty zawierające listę popularnych artykułów, listę najbliższych wydarzeń, listę najnowszych tagów oraz drobne statystyki. Komponenty za wzór innych modułów strony posiadają znacznik aktywności, który określa czy dany komponent będzie wyświetlony na stronie głównej. </text:span></text:p>
      <text:p text:style-name="P68"/>
      <text:p text:style-name="P29">Nawigacja</text:p>
      <text:p text:style-name="P69">Nawigacja po stronie zrealizowana jest za pomocą dwóch pasków nawigacji, górnego i dolnego. </text:p>
      <text:p text:style-name="P69"/>
      <text:p text:style-name="P69">Na górnym pasku znajdziemy odnośniki do strony głównej, wszystkich kategorii oznaczonych jako te, które mają się znaleźć na pasku, zakładek, które podobnie jak kategorie muszą być oznaczone jako dostępne z poziomu paska nawigacji. <text:span text:style-name="T63">Znajduje się tam również odnośnik do kalendarza wydarzeń oraz wyszukiwarki artykułów.</text:span></text:p>
      <text:p text:style-name="P69"/>
      <text:p text:style-name="P70">Natomiast na dolnym pasku nawigacji zwanym stópką, znajduję się w widoku dla niezalogowanych użytkowników klauzula Copyright, odnośnik do planszy pod tytułem „o projekcie”, odnośnik do prostej pomocy oraz odnośnik do panelu logowania. Po zalogowaniu z uprawnieniami redaktora znajdziemy dodatkowo odnośnik do statystyk, natomiast po zalogowaniu z uprawnieniami administratora zyskamy odnośnik do zaplecza. Dla wszystkich zalogowanych na prawym końcu dolnego paska nawigacji znajduje się <text:span text:style-name="T64">odnośnik do panelu zmiany hasła oraz</text:span> przycisk wylogowania.</text:p>
      <text:p text:style-name="P79">RSS</text:p>
      <text:p text:style-name="P71">Kolejną zaimplementowaną w systemie funkcjonalnością jest agregator kanału rss. <text:span text:style-name="T67">Dzięki temu fani witryny mogą dodać sobie link rss do swojego czytnika i mieć dostęp do najnowszych informacja publikowanych na stronie zawsze pod ręką. </text:span></text:p>
      <text:p text:style-name="P71"/>
      <text:p text:style-name="P82">Implementacja polegała na stworzeniu dwóch plików, jednego w standardzie atom i jednego w standardzie rss. Następnie wypełnieniu ich kodem wyświetlającym tytuł artykułu, nagłówek, autora oraz odnośnik do pełnej treści artykułu. Oba pliki zostały zwalidowane i są w pełni zgodne z obowiązującymi wersjami obu standardów.</text:p>
      <text:p text:style-name="P78">ZURB Foundation</text:p>
      <text:p text:style-name="P56">ZURB Foundation jest responsywnym frameworkiem frontendu. Został stworzony w 2011 roku i dystrybuowany jest na licencji MIT License. W systemie TrainCMS odpowiada za frontend. </text:p>
      <text:p text:style-name="P56"/>
      <text:p text:style-name="P27">Instalacja</text:p>
      <text:p text:style-name="P2"><text:span text:style-name="T60">Dołączenie Foundation do projektu Ruby On Rails polega na zainstalowaniu Gema o nazwie foundation-rails. </text:span><text:span text:style-name="T61">Następnie przeprowadzeniu automatycznej instalacji za pomocą polecenia </text:span><text:span text:style-name="Source_20_Text"><text:span text:style-name="T19">„</text:span></text:span><text:span text:style-name="Source_20_Text"><text:span text:style-name="T48">$ rails g foundation:install</text:span></text:span><text:span text:style-name="Source_20_Text"><text:span text:style-name="T19">”, </text:span></text:span><text:span text:style-name="Source_20_Text"><text:span text:style-name="T20">dodaniu odpowiednich zapisów w plikach kaskadowych arkuszy stylów oraz plikach skryptów JavaScript.</text:span></text:span></text:p>
      <text:p text:style-name="P1"><text:span text:style-name="Source_20_Text"><text:span text:style-name="T20"/></text:span></text:p>
      <text:p text:style-name="P2"><text:span text:style-name="Source_20_Text"><text:span text:style-name="T43">Wykorzystanie</text:span></text:span></text:p>
      <text:p text:style-name="P2"><text:span text:style-name="Source_20_Text"><text:span text:style-name="T20">Podczas budowy </text:span></text:span><text:span text:style-name="Source_20_Text"><text:span text:style-name="T21">całego systemu zarządzania treścią strony internetowej korzystałem z bogatej biblioteki komponentów jaką oferuje framework Foundation. Każda zaimplementowana tabela otrzymała klasę „</text:span></text:span><text:span text:style-name="Source_20_Text"><text:span text:style-name="T49">stack”</text:span></text:span><text:span text:style-name="Source_20_Text"><text:span text:style-name="T22">, która </text:span></text:span><text:span text:style-name="Source_20_Text"><text:span text:style-name="T23">odpowiedzialna jest za wyświetlanie tabeli w mobilnym widoku jako stos kolumn, </text:span></text:span><text:span text:style-name="Source_20_Text"><text:span text:style-name="T26">wiersze tabeli wyświetlane są na przemian </text:span></text:span><text:span text:style-name="Source_20_Text"><text:span text:style-name="T27">kolor biały </text:span></text:span><text:span text:style-name="Source_20_Text"><text:span text:style-name="T26">z kolorem grafitowym, tę funkcję również <text:s/>zawdzięczamy Foundation. </text:span></text:span><text:span text:style-name="Source_20_Text"><text:span text:style-name="T23">Wszystkie odnośniki posiadają klasę „</text:span></text:span><text:span text:style-name="Source_20_Text"><text:span text:style-name="T50">button”</text:span></text:span><text:span text:style-name="Source_20_Text"><text:span text:style-name="T23"> co pozwala na wyświetlania każdego odnośnika w formie prostokątnego z ostrymi rogami przycisku. </text:span></text:span><text:span text:style-name="Source_20_Text"><text:span text:style-name="T24">Jednakże wszystkie odnośniki nie są przyciskami o tej samej wielkości, odnośniki zawarte w tabeli mają dodatkową klasę „</text:span></text:span><text:span text:style-name="Source_20_Text"><text:span text:style-name="T51">tiny</text:span></text:span><text:span text:style-name="Source_20_Text"><text:span text:style-name="T24">”, dzięki której przycisk staję bardzo mały i w elegancki sposób wkomponowuje się w wiersze tabeli. </text:span></text:span><text:span text:style-name="Source_20_Text"><text:span text:style-name="T25">Również do nawigacji po stronicowaniu wykorzystano metodę renderowania w stylu Foundation. </text:span></text:span><text:span text:style-name="Source_20_Text"><text:span text:style-name="T26">Ogólna konwencja graficzna opiera się na siatce, opisanej za pomocą znaczników div. Każda sekcja wszystkich stron poszczególnych modułów całego systemu zapisana jest w znaczniku div, który otrzymuje za każdym razem klasę „</text:span></text:span><text:span text:style-name="Source_20_Text"><text:span text:style-name="T52">callout</text:span></text:span><text:span text:style-name="Source_20_Text"><text:span text:style-name="T26">”, która powoduje wyświetlanie treści na białym eleganckim prostokącie z ostrymi rogami. </text:span></text:span><text:span text:style-name="Source_20_Text"><text:span text:style-name="T28">Strona główna została podzielona za pomocą siatki znaczników div na kilka sekcji. </text:span></text:span><text:span text:style-name="Source_20_Text"><text:span text:style-name="T29">Formularze wprowadzania danych wykorzystują klasę div „</text:span></text:span><text:span text:style-name="Source_20_Text"><text:span text:style-name="T53">input-group</text:span></text:span><text:span text:style-name="Source_20_Text"><text:span text:style-name="T29">”, która pozwala na wyświetlanie etykiety pola i samego w jednej linii oszczędzając miejsce i prezentując stronę jeszcze bardziej czytelniejszą. </text:span></text:span></text:p>
      <text:p text:style-name="P2"><text:span text:style-name="Source_20_Text"><text:span text:style-name="T29"/></text:span></text:p>
      <text:p text:style-name="P10"><text:span text:style-name="Source_20_Text"><text:span text:style-name="T47">Ikony</text:span></text:span></text:p>
      <text:p text:style-name="P11"><text:span text:style-name="Source_20_Text"><text:span text:style-name="T42">Bardzo ciekawą funkcjonalnością frameworku Foundation jest możliwość dodawania ikon w kodzie strony. Polega to na zainstalowaniu Gemu o nazwie Foundation Icon Fonts on SASS for Rails \cite{icons}, potrzebne do tego będzie dodanie wpisu do pliku Gemfile, dodania linii kodu do pliku \texttt{application.css.scss} znajdującego się w katalogu \texttt{app/assets/stylesheets/}:</text:span></text:span><text:span text:style-name="Source_20_Text"><text:span text:style-name="T41"> @import 'foundation-icons';. Na koniec w celu wyświetlenia ikony na stronie należy dodać kod, którego wynikiem będzie ikona kalendarza wielkości 24 punktów: &lt;font size="24"&gt;&lt;i class="fi-calendar"&gt;&lt;/i&gt;&lt;/font&gt;.</text:span></text:span></text:p>
      <text:p text:style-name="P73"><text:span text:style-name="Source_20_Text"><text:span text:style-name="T44">CarrierWave, Cloudinary, CKEditor</text:span></text:span></text:p>
      <text:p text:style-name="P3"><text:span text:style-name="Source_20_Text"><text:span text:style-name="T30"/></text:span></text:p>
      <text:p text:style-name="P3"><text:span text:style-name="Source_20_Text"><text:span text:style-name="T44">CarrierWave </text:span></text:span><text:span text:style-name="Source_20_Text"><text:span text:style-name="T46">i</text:span></text:span><text:span text:style-name="Source_20_Text"><text:span text:style-name="T44"> Cloudinary</text:span></text:span></text:p>
      <text:p text:style-name="P8"><text:span text:style-name="Source_20_Text"><text:span text:style-name="T30">CarrierWave jest to Gem usprawniający obsługę plików różnych rozszerzeń dla aplikacji w Rubym, natomiast Cloudinary jest to usługa oferująca na umieszczanie plików na bezpłatnym serwerze hostingowym, </text:span></text:span><text:span text:style-name="Source_20_Text"><text:span text:style-name="T37">dodatkowo o tej samej nazwie istnieje Gem, który obsługują </text:span></text:span><text:span text:style-name="Source_20_Text"><text:span text:style-name="T39">całą</text:span></text:span><text:span text:style-name="Source_20_Text"><text:span text:style-name="T37"> tę </text:span></text:span><text:span text:style-name="Source_20_Text"><text:span text:style-name="T39">funkcjonalność</text:span></text:span><text:span text:style-name="Source_20_Text"><text:span text:style-name="T37"> z poziomu aplikacji Ruby. </text:span></text:span><text:span text:style-name="Source_20_Text"><text:span text:style-name="T30">Oba rozwiązania są ze ściśle sobą powiązane, ale mogą też działać samodzielnie. </text:span></text:span><text:span text:style-name="Source_20_Text"><text:span text:style-name="T37">Gem</text:span></text:span><text:span text:style-name="Source_20_Text"><text:span text:style-name="T38">y</text:span></text:span><text:span text:style-name="Source_20_Text"><text:span text:style-name="T37"> udostępnion</text:span></text:span><text:span text:style-name="Source_20_Text"><text:span text:style-name="T38">e</text:span></text:span><text:span text:style-name="Source_20_Text"><text:span text:style-name="T37"> </text:span></text:span><text:span text:style-name="Source_20_Text"><text:span text:style-name="T38">są</text:span></text:span><text:span text:style-name="Source_20_Text"><text:span text:style-name="T37"> na licencji MIT License. </text:span></text:span></text:p>
      <text:p text:style-name="P3"><text:span text:style-name="Source_20_Text"><text:span text:style-name="T30"/></text:span></text:p>
      <text:p text:style-name="P6"><text:span text:style-name="Source_20_Text"><text:span text:style-name="T30">Gem należy dodać do pliku gemfile. Następnie utworzyć uploader za pomocą polecenia: rails generate uploader Avatar, które wygeneruje plik, w którym to możemy przeprowadzić konfigurację. Dodatkowo do swojego pełnego działania potrzebuje pakiet RMagick, który możemy zainstalować za pomocą polecenia: sudo apt-get install imagemagick libmagickwand-dev. </text:span></text:span><text:span text:style-name="Source_20_Text"><text:span text:style-name="T31">Przed przejściem do dalszych kroków należy mieć założone konto w serwisie Clodinary, z tego też serwisu po zalogowaniu pobieramy plik konfiguracyjny przygotowany dla aplikacji napisanych w Ruby, zapisujemy go w katalogu /config. </text:span></text:span><text:span text:style-name="Source_20_Text"><text:span text:style-name="T32">Do każdego z plików uploadera, których należy dodać </text:span></text:span><text:span text:style-name="Source_20_Text"><text:span text:style-name="T33">dwie</text:span></text:span><text:span text:style-name="Source_20_Text"><text:span text:style-name="T32"> lini</text:span></text:span><text:span text:style-name="Source_20_Text"><text:span text:style-name="T33">e</text:span></text:span><text:span text:style-name="Source_20_Text"><text:span text:style-name="T32"> </text:span></text:span><text:span text:style-name="Source_20_Text"><text:span text:style-name="T33">include CarrierWave::Rmagick, include Cloudinary::CarrierWave. </text:span></text:span><text:span text:style-name="Source_20_Text"><text:span text:style-name="T34">W celu zachowania porządku na serwerze usługi Cloudinary w każdym pliku możemy dodać linię oznaczjacą tagiem każdy załadowany przez nas plik: process :tags =&gt; ['ckeditor_attachment']. </text:span></text:span><text:span text:style-name="Source_20_Text"><text:span text:style-name="T35">Aby wyświetlić załadowany plik, na przykład obrazek należy dodać linię o treści: &lt;%= image_tag @article.image.url if @article.image? %&gt;.</text:span></text:span></text:p>
      <text:p text:style-name="P4"><text:span text:style-name="Source_20_Text"><text:span text:style-name="T34"/></text:span></text:p>
      <text:p text:style-name="P5"><text:span text:style-name="Source_20_Text"><text:span text:style-name="T45">CKEditor</text:span></text:span></text:p>
      <text:p text:style-name="P7"><text:span text:style-name="Source_20_Text"><text:span text:style-name="T36">CKEditor jest edytorem WYSIWYG, </text:span></text:span><text:span text:style-name="Source_20_Text"><text:span text:style-name="T37">który umożliwią łatwą i przyjemna edycje tekstu w oknie przeglądarki możliwościami zbliżonymi do edytora tekstu klasy Microsoft Word. Gem udostępniony jest na licencji MIT License. </text:span></text:span></text:p>
      <text:p text:style-name="P7"><text:span text:style-name="Source_20_Text"><text:span text:style-name="T37"/></text:span></text:p>
      <text:p text:style-name="P9"><text:span text:style-name="Source_20_Text"><text:span text:style-name="T40">W celu instalacji należy dodać gem do pliku gemfile. W drugim kroku dodać do pliku config/initializers/ckeditor.rb linie: </text:span></text:span></text:p>
      <text:p text:style-name="P57">\begin{lstlisting}[language=ruby]</text:p>
      <text:p text:style-name="P58">Ckeditor.setup do |config|</text:p>
      <text:p text:style-name="P58"><text:s text:c="2"/># //cdn.ckeditor.com/&lt;version.number&gt;/&lt;distribution&gt;/ckeditor.js</text:p>
      <text:p text:style-name="P58"><text:s text:c="2"/>config.cdn_url = "//cdn.ckeditor.com/4.6.1/basic/ckeditor.js"</text:p>
      <text:p text:style-name="P58">end</text:p>
      <text:p text:style-name="P57">\end{lstlisting}</text:p>
      <text:p text:style-name="P59">Następnie w pliku /app/views/layouts/application.html.erb linię o następującej treści:</text:p>
      <text:p text:style-name="P57">\begin{lstlisting}[language=html]</text:p>
      <text:p text:style-name="P59">&lt;%= javascript_include_tag "//www.google.com/jsapi", "chartkick" %&gt;</text:p>
      <text:p text:style-name="P57">\end{lstlisting}</text:p>
      <text:p text:style-name="P60">W miejscu, w którym chcemy użyć ten komponent dodajemy linię o treści:</text:p>
      <text:p text:style-name="P57">\begin{lstlisting}[language=html]</text:p>
      <text:p text:style-name="P60">&lt;%= f.cktext_area :content, placeholder:"Content" %&gt;</text:p>
      <text:p text:style-name="P57">\end{lstlisting}</text:p>
      <text:p text:style-name="P61">Rozwiązanie to ściśle współpracuje z przedstawionym wyżej rozwiązaniem publikacji załączników, na przykładzie artykułów, możemy nie tylko dodać główn<text:span text:style-name="T55">ą</text:span> ilustrację <text:span text:style-name="T55">publikacji, ale także za pomocą CKEditora dodać kilka innych załączników, nie tylko obrazków, które także znajdą się na serwerze usługi Cloudinary. </text:span></text:p>
      <text:p text:style-name="P80"><text:span text:style-name="T57">Prawn</text:span> </text:p>
      <text:p text:style-name="P62">Prawn jest gemem generującym pliki w formacie PDF. Udostępniano został na licencji GPL.</text:p>
      <text:p text:style-name="P62"/>
      <text:p text:style-name="P63">Aby zainstalować gem w naszym projekcie, należy go dodać do pliku Gemfile. W celu utworzenia plików PDF należy utworzyć klasę w kontrolerze, która będzie dziedziczyła z klas gemu:</text:p>
      <text:p text:style-name="P63">class ArticleOnePdf &lt; Prawn::Document</text:p>
      <text:p text:style-name="P64">Wykorzystanie Prawn umożliwia bardzo precyzyjne, pod względem rozmieszczania poszczególnych elementów, projektowanie dokumentów. <text:span text:style-name="T56">Do generowanych dokumentów możemy dodawać obrazy, tabelę <text:s/>i wiele innych elementów. Podczas generowania precyzujemy rozmiar oraz orientację strony. </text:span></text:p>
      <text:p text:style-name="P64"/>
      <text:p text:style-name="P28">Chartkick</text:p>
      <text:p text:style-name="P65">Chartkick jest gemem, który z pewnością wzbogaci wizualnie każdy projekt w którym się znajdzie. <text:span text:style-name="T59">Głównym zadaniem gema jest generowanie wykresów.</text:span> <text:span text:style-name="T58">Pierwszy raz został opublikowany w 2013 i teraz udostępniany jest na licencji MIT License. </text:span></text:p>
      <text:p text:style-name="P65"/>
      <text:p text:style-name="P66">W celu zainstalowania gema należy dodać go do pliku Gemfile, następnie w pliku application.js dodać linię //= require chartkick, natomiast w pliku layouts/application.html.erb dodać linię <text:span text:style-name="T54">&lt;%= javascript_include_tag "https://www.gstatic.com/charts/loader.js" %&gt;.</text:span></text:p>
      <text:p text:style-name="P12"/>
      <text:p text:style-name="P12">Bardzo ciekawym wykresem jest wykres o nazwie „pie_chart”. Można go umieścić w przykładowy sposób:</text:p>
      <text:p text:style-name="P67">&lt;%= pie_chart Article.group(:title).sum(:visit) %&gt;</text:p>
      <text:p text:style-name="P67">Generuje on bardzo przejrzysty obrazek z wykresem. </text:p>
      <text:p text:style-name="P13"/>
      <text:p text:style-name="P18">reCAPTCHA</text:p>
      <text:p text:style-name="P14">W celu rozwiązania problemu zabezpieczenia systemu wdrożonych w ogólnodostępnej sieci Internet przed różnymi formami złośliwego oprogramowania, a szczególnie robotów spamujących za pomocą formularzy zawartych na stronach internetowych <text:span text:style-name="T62">wdrożyłem rozwiązanie o nazwie reCAPTCHA produkcji Google za pomocą Gemu o tej samej nazwie dystrybuowanego na licencji MIT license. </text:span></text:p>
      <text:p text:style-name="P14"/>
      <text:p text:style-name="P16">Instalacja polega na dodaniu wpisu do pliku Gemfile, zarejestrowaniu strony na serwerach Google w celu pobrania kodu strony i kodu sekretnego, które to należy dodać do pliku \config\initializers\recaptcha.rb. Następnie dodaniu <text:s/>&lt;%= recaptcha_tags %&gt; do formularza. Na koniec należy dodać do pliku kontrolera poniższy fragment kodu: </text:p>
      <text:p text:style-name="P15">if verify_recaptcha(model: @user) &amp;&amp; @user.save</text:p>
      <text:p text:style-name="P15"><text:s text:c="2"/>redirect_to @user</text:p>
      <text:p text:style-name="P15">else</text:p>
      <text:p text:style-name="P15"><text:s text:c="2"/>render 'new'</text:p>
      <text:p text:style-name="P15">end</text:p>
      <text:p text:style-name="P81">Zakończenie</text:p>
      <text:p text:style-name="P17">Podczas pracy nad projektem zrealizowałem wszystkie założone wcześniej cele, <text:span text:style-name="T65">jedynie </text:span>nie <text:span text:style-name="T65">udało się osiągnąć </text:span>pełnej responsywności w zakresie widoku kalendarza wydarzeń. Dzięki <text:span text:style-name="T65">temu</text:span> zyskałem duże doświadczenie w pracy nad średniej wielkości projektami informatycznymi. Do pracy wykorzystałem niemalże wszystkie nabyte w trakcie trwania studiów umiejętności. <text:span text:style-name="T66">Koncepcja na rozwój projektu obejmuje rozszerzenie funkcjonalności systemu o możliwość dodawania komponentów z biblioteki Polym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3.2.2$Linux_x86 LibreOffice_project/30m0$Build-2</meta:generator>
    <dc:date>2017-04-25T21:13:24.572908460</dc:date>
    <meta:editing-duration>PT7H21M26S</meta:editing-duration>
    <meta:editing-cycles>140</meta:editing-cycles>
    <meta:document-statistic meta:table-count="0" meta:image-count="0" meta:object-count="0" meta:page-count="10" meta:paragraph-count="105" meta:word-count="3101" meta:character-count="24108" meta:non-whitespace-character-count="21065"/>
  </office:meta>
</office:document-meta>
</file>